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608b4e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fo:text-align="start" style:justify-single-word="false"/>
      <style:text-properties fo:color="#608b4e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7" style:family="paragraph" style:parent-style-name="Standard">
      <style:paragraph-properties style:text-autospace="none"/>
      <style:text-properties fo:color="#dcdcdc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text-autospace="none"/>
      <style:text-properties fo:color="#9b9b9b" style:font-name="Consolas" fo:font-size="9.5pt" style:font-name-asian="Consolas" style:font-size-asian="9.5pt" style:font-name-complex="Consolas" style:font-size-complex="9.5pt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608b4e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9b9b9b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bd63c5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Guidelines</text:p>
      <text:p text:style-name="P8">For Team Sausage Fox</text:p>
      <text:p text:style-name="P3"/>
      <text:list xml:id="list6499931057584617607" text:style-name="L1">
        <text:list-item>
          <text:p text:style-name="P13">Global Functions<text:tab/>- GlobalFunctionName(void)</text:p>
        </text:list-item>
        <text:list-item>
          <text:p text:style-name="P13">Global Variables<text:tab/>- int GlobalVariableName<text:tab/>or<text:tab/>int Global_Variable_Name</text:p>
        </text:list-item>
        <text:list-item>
          <text:p text:style-name="P13">Helper Functions<text:tab/>- helperFunctionName(void)</text:p>
        </text:list-item>
        <text:list-item>
          <text:p text:style-name="P13">Local Variables<text:tab/>- int localVariableName<text:tab/>or <text:tab/>int local_Variable_Name</text:p>
        </text:list-item>
      </text:list>
      <text:p text:style-name="P3"/>
      <text:p text:style-name="P3">File Header:</text:p>
      <text:p text:style-name="P3"/>
      <text:p text:style-name="P6">/*</text:p>
      <text:p text:style-name="P5">File:<text:tab/><text:tab/><text:tab/><text:tab/>Main.c</text:p>
      <text:p text:style-name="P5">Author:<text:tab/><text:tab/><text:tab/>Dan Muller (d.muller), Another Person (another.person)</text:p>
      <text:p text:style-name="P5">Creation Date:<text:tab/><text:tab/>Jan 7, 2014</text:p>
      <text:p text:style-name="P7"/>
      <text:p text:style-name="P5">Purpose:<text:tab/><text:tab/><text:tab/>Starts the game up</text:p>
      <text:p text:style-name="P7"/>
      <text:p text:style-name="P5">Functions:<text:tab/><text:tab/><text:tab/>WinMain - Main function</text:p>
      <text:p text:style-name="P5"><text:tab/><text:tab/><text:tab/><text:tab/>Foo - Another function</text:p>
      <text:p text:style-name="P5"><text:s/></text:p>
      <text:p text:style-name="P5">Copyright (C) 2014 DigiPen Institute of Technology. </text:p>
      <text:p text:style-name="P5">Reproduction or disclosure of this file or its contents without the prior </text:p>
      <text:p text:style-name="P5">written consent of DigiPen Institute of Technology is prohibited. </text:p>
      <text:p text:style-name="P4"><text:span text:style-name="T2">*/</text:span><text:span text:style-name="T1"> </text:span></text:p>
      <text:p text:style-name="P7"/>
      <text:p text:style-name="Standard">Code Blocks:</text:p>
      <text:p text:style-name="P5">// ---------------------------------------------------------------------------</text:p>
      <text:p text:style-name="P5">// Includes</text:p>
      <text:p text:style-name="P5"/>
      <text:p text:style-name="P5">// ---------------------------------------------------------------------------</text:p>
      <text:p text:style-name="P5">// Globals</text:p>
      <text:p text:style-name="P5"/>
      <text:p text:style-name="P5">// ---------------------------------------------------------------------------</text:p>
      <text:p text:style-name="P5">// Function Prototypes</text:p>
      <text:p text:style-name="P5"/>
      <text:p text:style-name="P5">// ---------------------------------------------------------------------------</text:p>
      <text:p text:style-name="P5">// Main Program</text:p>
      <text:p text:style-name="P5"/>
      <text:p text:style-name="Standard">Header file location: \MansionMashers\HeaderFiles</text:p>
      <text:p text:style-name="Standard">C file location: \MansionMashers\SourceFiles</text:p>
      <text:p text:style-name="Standard">Texture file location: \MansionMashers\TextureFiles</text:p>
      <text:p text:style-name="Standard"/>
      <text:p text:style-name="Standard">Include syntax for header files:<text:tab/>“../HeaderFiles/Header.h”</text:p>
      <text:p text:style-name="Standard">Texture syntax for texture files:<text:tab/>“../TextureFiles/Texture.png”</text:p>
      <text:p text:style-name="Standard"/>
      <text:p text:style-name="Standard">Header defines:</text:p>
      <text:p text:style-name="Standard"><text:span text:style-name="T3">#ifndef</text:span><text:span text:style-name="T5"> FOX_FILENAME</text:span></text:p>
      <text:p text:style-name="P4"><text:span text:style-name="T3">#define</text:span><text:span text:style-name="T1"> </text:span><text:span text:style-name="T4">FOX_FILENAME</text:span></text:p>
      <text:p text:style-name="P7"/>
      <text:p text:style-name="P10">//Header code goes here</text:p>
      <text:p text:style-name="P7"/>
      <text:p text:style-name="P11">#endif</text:p>
      <text:p text:style-name="Standard"/>
      <text:p text:style-name="P9"><text:soft-page-break/>Fox Engine Project Filters:</text:p>
      <text:p text:style-name="P2">Fox Engine Headers: All engine headers</text:p>
      <text:p text:style-name="P2">Fox Level Headers: All level headers</text:p>
      <text:p text:style-name="P2">Fox Math Headers: All math headers</text:p>
      <text:p text:style-name="P2"/>
      <text:p text:style-name="P2">Fox Level Sources: Level source files</text:p>
      <text:p text:style-name="P2">Fox Math Sources: Math source files</text:p>
      <text:p text:style-name="P2">Fox Engine Sources: Engine source files</text:p>
      <text:p text:style-name="Standard"/>
      <text:p text:style-name="P9">Game Loop Format:</text:p>
      <text:p text:style-name="P2">Main.c → Load, Initialize, Loop(Input, Update, Draw), Free, Unload</text:p>
      <text:p text:style-name="P2"/>
      <text:p text:style-name="P2">Each level needs each of the functions so Main.c can call it. </text:p>
      <text:p text:style-name="P2">Any helper functions are built off of the 7 main fun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Muller</meta:initial-creator>
    <meta:creation-date>2014-01-11T00:14:44.14</meta:creation-date>
    <dc:date>2014-01-20T17:28:39.72</dc:date>
    <dc:creator>Dan Muller</dc:creator>
    <meta:editing-duration>PT42M13S</meta:editing-duration>
    <meta:editing-cycles>12</meta:editing-cycles>
    <meta:generator>OpenOffice/4.0.0$Win32 OpenOffice.org_project/400m3$Build-9702</meta:generator>
    <meta:document-statistic meta:table-count="0" meta:image-count="0" meta:object-count="0" meta:page-count="2" meta:paragraph-count="49" meta:word-count="224" meta:character-count="1854"/>
  </office:meta>
</office:document-meta>
</file>